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32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33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34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35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36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37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3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44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10.803cm"/>
    </style:style>
    <style:style style:name="gr45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8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9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font-size="18pt"/>
    </style:style>
    <style:style style:name="T3" style:family="text">
      <style:text-properties fo:color="#ffffff" fo:font-size="8pt" fo:language="ru" fo:country="RU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5" draw:id="id35">
          <draw:custom-shape draw:style-name="gr2" draw:text-style-name="P3" draw:layer="layout" svg:width="5.334cm" svg:height="1.016cm" svg:x="145.399cm" svg:y="7.096cm">
            <text:p text:style-name="P1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794cm" svg:height="1.016cm" svg:x="137.144cm" svg:y="13.192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397cm" svg:height="0.508cm" svg:x="137.144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12cm" svg:height="1.016cm" svg:x="141.208cm" svg:y="13.192cm">
          <text:p text:style-name="P1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41.208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1.016cm" svg:x="157.083cm" svg:y="13.446cm">
          <text:p text:style-name="P1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1.397cm" svg:height="0.508cm" svg:x="157.083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763cm" svg:height="1.016cm" svg:x="161.528cm" svg:y="13.446cm">
          <text:p text:style-name="P1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397cm" svg:height="0.508cm" svg:x="161.528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9.906cm" svg:height="1.016cm" svg:x="128cm" svg:y="16.24cm">
          <text:p text:style-name="P1"><text:span text:style-name="T1">Я доктор Элизабет Томпсон. </text:span></text:p>
          <text:p text:style-name="P1"><text:span text:style-name="T1">Это медсестра Агата Стоун (показывает на женщину, стоящую рядом). </text:span></text:p>
          <text:p text:style-name="P1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4.445cm" svg:height="0.508cm" svg:x="128cm" svg:y="15.73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937cm" svg:y1="10.08cm" svg:x2="137.842cm" svg:y2="12.684cm" draw:start-shape="id1" draw:start-glue-point="3" draw:end-shape="id2" draw:end-glue-point="0" svg:d="M142937 10080h-5095v2604" svg:viewBox="0 0 5096 2605">
          <text:p/>
        </draw:connector>
        <draw:connector draw:style-name="gr11" draw:text-style-name="P1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1" draw:layer="layout" svg:x1="148.017cm" svg:y1="11.541cm" svg:x2="157.781cm" svg:y2="12.938cm" draw:start-shape="id1" draw:start-glue-point="2" draw:end-shape="id3" draw:end-glue-point="0" svg:d="M148017 11541v698h9764v699" svg:viewBox="0 0 9765 1398">
          <text:p/>
        </draw:connector>
        <draw:connector draw:style-name="gr11" draw:text-style-name="P1" draw:layer="layout" svg:x1="153.097cm" svg:y1="10.08cm" svg:x2="162.226cm" svg:y2="12.938cm" draw:start-shape="id1" draw:start-glue-point="1" draw:end-shape="id4" draw:end-glue-point="0" svg:d="M153097 10080h9129v2858" svg:viewBox="0 0 9130 2859">
          <text:p/>
        </draw:connector>
        <draw:custom-shape draw:style-name="gr12" draw:text-style-name="P3" draw:layer="layout" svg:width="5.588cm" svg:height="1.016cm" svg:x="126.603cm" svg:y="19.034cm">
          <text:p text:style-name="P1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.397cm" svg:height="0.508cm" svg:x="126.603cm" svg:y="18.526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2.953cm" svg:y1="17.256cm" svg:x2="127.301cm" svg:y2="18.526cm" draw:start-shape="id5" draw:start-glue-point="2" draw:end-shape="id6" draw:end-glue-point="0" svg:d="M132953 17256v635h-5652v635" svg:viewBox="0 0 5653 1271">
          <text:p/>
        </draw:connector>
        <draw:custom-shape draw:style-name="gr13" draw:text-style-name="P3" xml:id="id9" draw:id="id9" draw:layer="layout" svg:width="10.16cm" svg:height="1.016cm" svg:x="117.205cm" svg:y="21.955cm">
          <text:p text:style-name="P1"><text:span text:style-name="T1">Элис, ты в психиатрической больнице, в отделении интенсивной терапии. </text:span></text:p>
          <text:p text:style-name="P1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953cm" svg:height="0.508cm" svg:x="117.205cm" svg:y="21.447cm">
          <text:p text:style-name="P1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6.603cm" svg:y1="20.304cm" svg:x2="119.681cm" svg:y2="21.447cm" draw:start-shape="id7" draw:start-glue-point="3" draw:end-shape="id8" draw:end-glue-point="0" svg:d="M126603 20304h-6922v1143" svg:viewBox="0 0 6923 1144">
          <text:p/>
        </draw:connector>
        <draw:custom-shape draw:style-name="gr15" draw:text-style-name="P3" draw:layer="layout" svg:width="3.175cm" svg:height="1.016cm" svg:x="112.76cm" svg:y="23.606cm">
          <text:p text:style-name="P1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397cm" svg:height="0.508cm" svg:x="112.76cm" svg:y="23.09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7.205cm" svg:y1="22.463cm" svg:x2="113.458cm" svg:y2="23.098cm" draw:start-shape="id9" draw:start-glue-point="3" draw:end-shape="id10" draw:end-glue-point="0" svg:d="M117205 22463h-3747v635" svg:viewBox="0 0 3748 636">
          <text:p/>
        </draw:connector>
        <draw:g xml:id="id12" draw:id="id12">
          <draw:custom-shape draw:style-name="gr16" draw:text-style-name="P3" draw:layer="layout" svg:width="5.842cm" svg:height="1.016cm" svg:x="108.315cm" svg:y="26.273cm">
            <text:p text:style-name="P1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8.315cm" svg:y="25.76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12.76cm" svg:y1="24.876cm" svg:x2="111.236cm" svg:y2="25.765cm" draw:start-shape="id11" draw:start-glue-point="3" draw:end-shape="id12" draw:end-glue-point="0" svg:d="M112760 24876h-1524v889" svg:viewBox="0 0 1525 890">
          <text:p/>
        </draw:connector>
        <draw:g xml:id="id14" draw:id="id14">
          <draw:custom-shape draw:style-name="gr17" draw:text-style-name="P3" draw:layer="layout" svg:width="10.033cm" svg:height="1.016cm" svg:x="103.997cm" svg:y="30.591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3.997cm" svg:y="30.083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3" draw:id="id13" draw:layer="layout" svg:width="11.303cm" svg:height="1.143cm" svg:x="101.838cm" svg:y="27.797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8.315cm" svg:y1="26.527cm" svg:x2="107.489cm" svg:y2="27.797cm" draw:start-shape="id12" draw:start-glue-point="3" draw:end-shape="id13" draw:end-glue-point="0" svg:d="M108315 26527h-826v1270" svg:viewBox="0 0 827 1271">
          <text:p/>
        </draw:connector>
        <draw:connector draw:style-name="gr11" draw:text-style-name="P1" draw:layer="layout" svg:x1="107.489cm" svg:y1="28.94cm" svg:x2="106.473cm" svg:y2="30.083cm" draw:start-shape="id13" draw:start-glue-point="2" svg:d="M107489 28940v822h-1016v321" svg:viewBox="0 0 1017 1144">
          <text:p/>
        </draw:connector>
        <draw:custom-shape draw:style-name="gr19" draw:text-style-name="P2" xml:id="id15" draw:id="id15" draw:layer="layout" svg:width="9.144cm" svg:height="1.143cm" svg:x="103.235cm" svg:y="32.496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9.013cm" svg:y1="31.607cm" svg:x2="107.807cm" svg:y2="32.496cm" draw:start-shape="id14" draw:start-glue-point="2" draw:end-shape="id15" draw:end-glue-point="0" svg:d="M109013 31607v444h-1206v445" svg:viewBox="0 0 1207 890">
          <text:p/>
        </draw:connector>
        <draw:custom-shape draw:style-name="gr20" draw:text-style-name="P3" draw:layer="layout" svg:width="7.239cm" svg:height="1.016cm" svg:x="99.806cm" svg:y="35.036cm">
          <text:p text:style-name="P1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1.397cm" svg:height="0.508cm" svg:x="99.806cm" svg:y="34.52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3.235cm" svg:y1="33.067cm" svg:x2="100.504cm" svg:y2="34.528cm" draw:start-shape="id15" draw:start-glue-point="3" draw:end-shape="id16" draw:end-glue-point="0" svg:d="M103235 33067h-2731v1461" svg:viewBox="0 0 2732 1462">
          <text:p/>
        </draw:connector>
        <draw:g xml:id="id18" draw:id="id18">
          <draw:custom-shape draw:style-name="gr21" draw:text-style-name="P3" draw:layer="layout" svg:width="6.096cm" svg:height="1.016cm" svg:x="95.615cm" svg:y="37.576cm">
            <text:p text:style-name="P1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95.615cm" svg:y="37.068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9.806cm" svg:y1="36.306cm" svg:x2="98.091cm" svg:y2="37.068cm" draw:start-shape="id17" draw:start-glue-point="3" svg:d="M99806 36306h-1108v762h-607" svg:viewBox="0 0 1716 763">
          <text:p/>
        </draw:connector>
        <draw:custom-shape draw:style-name="gr22" draw:text-style-name="P3" draw:layer="layout" svg:width="4.699cm" svg:height="1.016cm" svg:x="91.551cm" svg:y="40.243cm">
          <text:p text:style-name="P1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9" draw:id="id19" draw:layer="layout" svg:width="1.397cm" svg:height="0.508cm" svg:x="91.551cm" svg:y="39.73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5.615cm" svg:y1="37.83cm" svg:x2="92.249cm" svg:y2="39.735cm" draw:start-shape="id18" draw:start-glue-point="3" draw:end-shape="id19" draw:end-glue-point="0" svg:d="M95615 37830h-3366v1905" svg:viewBox="0 0 3367 1906">
          <text:p/>
        </draw:connector>
        <draw:g xml:id="id21" draw:id="id21">
          <draw:custom-shape draw:style-name="gr23" draw:text-style-name="P3" draw:layer="layout" svg:width="8.128cm" svg:height="1.143cm" svg:x="85.455cm" svg:y="42.783cm">
            <text:p text:style-name="P1"><text:span text:style-name="T1">Ты представляла опасность для себя и окружающих. </text:span></text:p>
            <text:p text:style-name="P1"><text:span text:style-name="T1">Нам пришлось обездвижить тебя.</text:span></text:p>
            <text:p text:style-name="P1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85.455cm" svg:y="42.27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1.551cm" svg:y1="41.513cm" svg:x2="87.931cm" svg:y2="42.275cm" draw:start-shape="id20" draw:start-glue-point="3" svg:d="M91551 41513h-2060v762h-1560" svg:viewBox="0 0 3621 763">
          <text:p/>
        </draw:connector>
        <draw:custom-shape draw:style-name="gr5" draw:text-style-name="P3" xml:id="id23" draw:id="id23" draw:layer="layout" svg:width="2.794cm" svg:height="1.016cm" svg:x="80.629cm" svg:y="45.323cm">
          <text:p text:style-name="P1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2" draw:id="id22" draw:layer="layout" svg:width="1.397cm" svg:height="0.508cm" svg:x="80.629cm" svg:y="44.81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5.455cm" svg:y1="43.1cm" svg:x2="81.327cm" svg:y2="44.815cm" draw:start-shape="id21" draw:start-glue-point="3" draw:end-shape="id22" draw:end-glue-point="0" svg:d="M85455 43100h-4128v1715" svg:viewBox="0 0 4129 1716">
          <text:p/>
        </draw:connector>
        <draw:custom-shape draw:style-name="gr17" draw:text-style-name="P3" xml:id="id25" draw:id="id25" draw:layer="layout" svg:width="10.033cm" svg:height="1.016cm" svg:x="73.263cm" svg:y="47.736cm">
          <text:p text:style-name="P1"><text:span text:style-name="T1">Время покажет. На сегодня хватит. </text:span></text:p>
          <text:p text:style-name="P1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4" draw:id="id24" draw:layer="layout" svg:width="4.953cm" svg:height="0.508cm" svg:x="73.263cm" svg:y="47.228cm">
          <text:p text:style-name="P1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0.629cm" svg:y1="45.831cm" svg:x2="75.739cm" svg:y2="47.228cm" draw:start-shape="id23" draw:start-glue-point="3" draw:end-shape="id24" draw:end-glue-point="0" svg:d="M80629 45831h-4890v1397" svg:viewBox="0 0 4891 1398">
          <text:p/>
        </draw:connector>
        <draw:custom-shape draw:style-name="gr24" draw:text-style-name="P3" draw:layer="layout" svg:width="5.715cm" svg:height="1.016cm" svg:x="67.421cm" svg:y="52.689cm">
          <text:p text:style-name="P1"><text:span text:style-name="T1">Пожалуйста, постойте. </text:span></text:p>
          <text:p text:style-name="P1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67.421cm" svg:y="52.18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6" draw:id="id26" draw:layer="layout" svg:width="9.144cm" svg:height="1.143cm" svg:x="65.643cm" svg:y="49.641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3.263cm" svg:y1="48.244cm" svg:x2="70.215cm" svg:y2="49.641cm" draw:start-shape="id25" draw:start-glue-point="3" draw:end-shape="id26" draw:end-glue-point="0" svg:d="M73263 48244h-3048v1397" svg:viewBox="0 0 3049 1398">
          <text:p/>
        </draw:connector>
        <draw:connector draw:style-name="gr11" draw:text-style-name="P1" draw:layer="layout" svg:x1="70.215cm" svg:y1="50.784cm" svg:x2="68.119cm" svg:y2="52.181cm" draw:start-shape="id26" draw:start-glue-point="2" svg:d="M70215 50784v949h-2096v448" svg:viewBox="0 0 2097 1398">
          <text:p/>
        </draw:connector>
        <draw:g xml:id="id47" draw:id="id47">
          <draw:custom-shape draw:style-name="gr25" draw:text-style-name="P3" draw:layer="layout" svg:width="6.604cm" svg:height="1.016cm" svg:x="60.944cm" svg:y="54.975cm">
            <text:p text:style-name="P1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0.944cm" svg:y="54.467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7.421cm" svg:y1="52.943cm" svg:x2="63.42cm" svg:y2="54.467cm" svg:d="M67421 52943h-2000v1524h-2001" svg:viewBox="0 0 4002 1525">
          <text:p/>
        </draw:connector>
        <draw:g xml:id="id27" draw:id="id27">
          <draw:custom-shape draw:style-name="gr16" draw:text-style-name="P3" draw:layer="layout" svg:width="5.842cm" svg:height="1.016cm" svg:x="50.911cm" svg:y="74.025cm">
            <text:p text:style-name="P1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0.911cm" svg:y="73.517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" xml:id="id28" draw:id="id28" draw:layer="layout" svg:width="10.16cm" svg:height="1.524cm" svg:x="47.609cm" svg:y="75.803cm">
          <text:p text:style-name="P1"><text:span text:style-name="T1">Вы с трудом сидите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3.832cm" svg:y1="75.041cm" svg:x2="52.689cm" svg:y2="75.803cm" draw:start-shape="id27" draw:start-glue-point="2" draw:end-shape="id28" draw:end-glue-point="0" svg:d="M53832 75041v381h-1143v381" svg:viewBox="0 0 1144 763">
          <text:p/>
        </draw:connector>
        <draw:g xml:id="id29" draw:id="id29">
          <draw:custom-shape draw:style-name="gr16" draw:text-style-name="P3" draw:layer="layout" svg:width="5.842cm" svg:height="1.016cm" svg:x="49.768cm" svg:y="78.978cm">
            <text:p text:style-name="P1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49.768cm" svg:y="78.47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52.689cm" svg:y1="77.327cm" svg:x2="52.689cm" svg:y2="78.47cm" draw:start-shape="id28" draw:start-glue-point="2" draw:end-shape="id29" draw:end-glue-point="0" svg:d="M52689 77327v1143" svg:viewBox="0 0 1 1144">
          <text:p/>
        </draw:connector>
        <draw:custom-shape draw:style-name="gr24" draw:text-style-name="P3" draw:layer="layout" svg:width="5.715cm" svg:height="1.016cm" svg:x="45.45cm" svg:y="81.645cm">
          <text:p text:style-name="P1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0" draw:id="id30" draw:layer="layout" svg:width="1.397cm" svg:height="0.508cm" svg:x="45.45cm" svg:y="81.137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9.768cm" svg:y1="79.232cm" svg:x2="46.148cm" svg:y2="81.137cm" draw:start-shape="id29" draw:start-glue-point="3" draw:end-shape="id30" draw:end-glue-point="0" svg:d="M49768 79232h-3620v1905" svg:viewBox="0 0 3621 1906">
          <text:p/>
        </draw:connector>
        <draw:custom-shape draw:style-name="gr27" draw:text-style-name="P3" draw:layer="layout" svg:width="8.763cm" svg:height="1.143cm" svg:x="43.926cm" svg:y="85.455cm">
          <text:p text:style-name="P1"><text:span text:style-name="T1"><text:s/></text:span><text:span text:style-name="T1">Извини, таковы правила. Но не переживай. </text:span></text:p>
          <text:p text:style-name="P1"><text:span text:style-name="T1">Утром я тебя отвяжу. Конечно если будешь вести себя хорошо.</text:span></text:p>
          <text:p text:style-name="P1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49" draw:id="id49" draw:layer="layout" svg:width="4.953cm" svg:height="0.508cm" svg:x="43.926cm" svg:y="84.947cm">
          <text:p text:style-name="P1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44.053cm" svg:y="88.376cm">
          <text:p text:style-name="P1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44.053cm" svg:y="87.868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307cm" svg:y1="86.598cm" svg:x2="44.751cm" svg:y2="87.868cm" svg:d="M48307 86598h-1778v1270h-1778" svg:viewBox="0 0 3557 1271">
          <text:p/>
        </draw:connector>
        <draw:custom-shape draw:style-name="gr28" draw:text-style-name="P2" xml:id="id31" draw:id="id31" draw:layer="layout" svg:width="8.763cm" svg:height="1.651cm" svg:x="44.307cm" svg:y="91.17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43.164cm" svg:y="94.853cm">
          <text:p text:style-name="P1"><text:span text:style-name="T1">Пожалуйста, можно без лекарств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43.164cm" svg:y="94.34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688cm" svg:y1="92.821cm" svg:x2="43.862cm" svg:y2="94.345cm" draw:start-shape="id31" draw:start-glue-point="2" svg:d="M48688 92821v1012h-4826v512" svg:viewBox="0 0 4827 1525">
          <text:p/>
        </draw:connector>
        <draw:g xml:id="id32" draw:id="id32">
          <draw:custom-shape draw:style-name="gr29" draw:text-style-name="P3" draw:layer="layout" svg:width="6.731cm" svg:height="1.27cm" svg:x="41.894cm" svg:y="98.536cm">
            <text:p text:style-name="P1"><text:span text:style-name="T1">Распоряжение твоего лечащего врача. </text:span></text:p>
            <text:p text:style-name="P1"><text:span text:style-name="T1">Не беспокойся, всё будет хорошо. </text:span></text:p>
            <text:p text:style-name="P1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953cm" svg:height="0.508cm" svg:x="41.894cm" svg:y="98.028cm">
            <text:p text:style-name="P1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2" xml:id="id33" draw:id="id33" draw:layer="layout" svg:width="6.858cm" svg:height="1.524cm" svg:x="41.894cm" svg:y="100.822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5.259cm" svg:y1="99.806cm" svg:x2="45.323cm" svg:y2="100.822cm" draw:start-shape="id32" draw:start-glue-point="2" draw:end-shape="id33" draw:end-glue-point="0" svg:d="M45259 99806v508h64v508" svg:viewBox="0 0 65 1017">
          <text:p/>
        </draw:connector>
        <draw:connector draw:style-name="gr11" draw:text-style-name="P1" draw:layer="layout" svg:x1="148.066cm" svg:y1="6.08cm" svg:x2="148.066cm" svg:y2="6.588cm" draw:start-shape="id34" draw:start-glue-point="2" draw:end-shape="id35" draw:end-glue-point="0" svg:d="M148066 6080v508" svg:viewBox="0 0 1 509">
          <text:p/>
        </draw:connector>
        <draw:connector draw:style-name="gr11" draw:text-style-name="P1" draw:layer="layout" svg:x1="148.066cm" svg:y1="8.112cm" svg:x2="148.017cm" svg:y2="8.62cm" draw:start-shape="id35" draw:start-glue-point="2" draw:end-shape="id1" draw:end-glue-point="0" svg:d="M148066 8112v254h-49v254" svg:viewBox="0 0 50 509">
          <text:p/>
        </draw:connector>
        <draw:frame draw:style-name="gr31" draw:text-style-name="P6" draw:layer="layout" svg:width="9.371cm" svg:height="0.962cm" svg:x="108.696cm" svg:y="15.859cm">
          <draw:text-box>
            <text:p><text:span text:style-name="T2">Вопрос про английские имена</text:span></text:p>
          </draw:text-box>
        </draw:frame>
        <draw:custom-shape draw:style-name="gr32" draw:text-style-name="P7" xml:id="id36" draw:id="id36" draw:layer="layout" svg:width="2.032cm" svg:height="0.508cm" svg:x="137.144cm" svg:y="14.208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7" draw:id="id7" draw:layer="layout" svg:width="2.794cm" svg:height="0.508cm" svg:x="126.603cm" svg:y="20.05cm">
          <text:p text:style-name="P1"><text:span text:style-name="T3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1" draw:id="id11" draw:layer="layout" svg:width="2.286cm" svg:height="0.508cm" svg:x="112.76cm" svg:y="24.622cm">
          <text:p text:style-name="P1"><text:span text:style-name="T3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7" draw:id="id17" draw:layer="layout" svg:width="2.286cm" svg:height="0.508cm" svg:x="99.806cm" svg:y="36.052cm">
          <text:p text:style-name="P1"><text:span text:style-name="T3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xml:id="id20" draw:id="id20" draw:layer="layout" svg:width="2.54cm" svg:height="0.508cm" svg:x="91.551cm" svg:y="41.259cm">
          <text:p text:style-name="P1"><text:span text:style-name="T3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2.54cm" svg:height="0.508cm" svg:x="80.629cm" svg:y="46.339cm">
          <text:p text:style-name="P1"><text:span text:style-name="T3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144cm" svg:y1="14.462cm" svg:x2="130.222cm" svg:y2="15.732cm" draw:start-shape="id36" draw:start-glue-point="3" draw:end-shape="id37" draw:end-glue-point="0" svg:d="M137144 14462h-6922v1270" svg:viewBox="0 0 6923 1271">
          <text:p/>
        </draw:connector>
        <draw:custom-shape draw:style-name="gr37" draw:text-style-name="P8" draw:layer="layout" svg:width="2.921cm" svg:height="0.508cm" svg:x="67.421cm" svg:y="53.705cm">
          <text:p text:style-name="P1"><text:span text:style-name="T3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xml:id="id38" draw:id="id38" draw:layer="layout" svg:width="3.81cm" svg:height="0.762cm" svg:x="137.906cm" svg:y="7.985cm">
          <text:p text:style-name="P1"><text:span text:style-name="T1">Добавляет портреты</text:span></text:p>
          <text:p text:style-name="P1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42.937cm" svg:y1="10.08cm" svg:x2="141.716cm" svg:y2="8.366cm" draw:start-shape="id1" draw:start-glue-point="3" draw:end-shape="id38" draw:end-glue-point="1" svg:d="M142937 10080l-1221-1714" svg:viewBox="0 0 1222 1715">
          <text:p/>
        </draw:connector>
        <draw:custom-shape draw:style-name="gr40" draw:text-style-name="P9" xml:id="id39" draw:id="id39" draw:layer="layout" svg:width="4.064cm" svg:height="0.762cm" svg:x="122.666cm" svg:y="16.367cm">
          <text:p text:style-name="P1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28cm" svg:y1="16.748cm" svg:x2="126.73cm" svg:y2="16.748cm" draw:start-shape="id5" draw:start-glue-point="3" draw:end-shape="id39" draw:end-glue-point="1" svg:d="M128000 16748h-1270" svg:viewBox="0 0 1271 1">
          <text:p/>
        </draw:connector>
        <draw:frame draw:style-name="gr41" draw:text-style-name="P1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42" draw:text-style-name="P2" xml:id="id46" draw:id="id46" draw:layer="layout" svg:width="10.287cm" svg:height="1.143cm" svg:x="56.372cm" svg:y="57.007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5" draw:id="id45">
          <draw:custom-shape draw:style-name="gr16" draw:text-style-name="P3" draw:layer="layout" svg:width="5.842cm" svg:height="1.016cm" svg:x="58.404cm" svg:y="59.42cm">
            <text:p text:style-name="P1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404cm" svg:y="58.91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3" draw:text-style-name="P2" xml:id="id44" draw:id="id44" draw:layer="layout" svg:width="8.509cm" svg:height="1.143cm" svg:x="57.642cm" svg:y="61.071cm">
          <text:p text:style-name="P1"><text:span text:style-name="T1">Встаёте и пытаетесь идти, но с первым же шагом понимаете,</text:span></text:p>
          <text:p text:style-name="P1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custom-shape draw:style-name="gr16" draw:text-style-name="P3" draw:layer="layout" svg:width="5.842cm" svg:height="1.016cm" svg:x="58.658cm" svg:y="63.611cm">
            <text:p text:style-name="P1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658cm" svg:y="63.10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2" xml:id="id42" draw:id="id42" draw:layer="layout" svg:width="11.303cm" svg:height="2.54cm" svg:x="56.245cm" svg:y="65.389cm">
          <text:p text:style-name="P1"><text:span text:style-name="T1">Санитары берут Вас под руки, что бы не упали, и медленно выводят из платы.</text:span></text:p>
          <text:p text:style-name="P12"><text:span text:style-name="T1">Выйдя за дверь Вы оглядываетесь по сторонам. </text:span></text:p>
          <text:p text:style-name="P12"><text:span text:style-name="T1">По обе стороны от Вас длинный коридор с дверьми. </text:span></text:p>
          <text:p text:style-name="P1"><text:span text:style-name="T1">В коридоре стоят люди в больничной одежде. </text:span></text:p>
          <text:p text:style-name="P12"><text:span text:style-name="T1">Увидев Вас они на некоторое время смотрят как Вас ведут под руки.</text:span></text:p>
          <text:p text:style-name="P1"><text:span text:style-name="T1">Слышите как люди переговариваются. Кто то смеётся.</text:span></text:p>
          <text:p text:style-name="P1"><text:span text:style-name="T1">Вас заводят в туал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" draw:id="id41">
          <draw:custom-shape draw:style-name="gr16" draw:text-style-name="P3" draw:layer="layout" svg:width="5.842cm" svg:height="1.016cm" svg:x="58.912cm" svg:y="69.199cm">
            <text:p text:style-name="P1"><text:span text:style-name="T1">Я помогу тебе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912cm" svg:y="68.691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" xml:id="id40" draw:id="id40" draw:layer="layout" svg:width="10.414cm" svg:height="2.413cm" svg:x="57.515cm" svg:y="70.723cm">
          <text:p text:style-name="P1"><text:span text:style-name="T1">Сестра Агата помогает Вам с больничной одеждой, </text:span></text:p>
          <text:p text:style-name="P1"><text:span text:style-name="T1">усаживает и даёт время справить нужду.</text:span></text:p>
          <text:p text:style-name="P12"><text:span text:style-name="T1">После того как Вы заканчиваете и Агата помогает одеться, </text:span></text:p>
          <text:p text:style-name="P12"><text:span text:style-name="T1">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7.515cm" svg:y1="71.929cm" svg:x2="53.832cm" svg:y2="73.517cm" draw:start-shape="id40" draw:start-glue-point="3" draw:end-shape="id27" svg:d="M57515 71929h-3683v1588" svg:viewBox="0 0 3684 1589">
          <text:p/>
        </draw:connector>
        <draw:connector draw:style-name="gr11" draw:text-style-name="P1" draw:layer="layout" svg:x1="61.833cm" svg:y1="70.215cm" svg:x2="62.722cm" svg:y2="70.723cm" draw:start-shape="id41" draw:start-glue-point="2" draw:end-shape="id40" draw:end-glue-point="0" svg:d="M61833 70215v254h889v254" svg:viewBox="0 0 890 509">
          <text:p/>
        </draw:connector>
        <draw:connector draw:style-name="gr11" draw:text-style-name="P1" draw:layer="layout" svg:x1="61.896cm" svg:y1="67.929cm" svg:x2="61.833cm" svg:y2="68.691cm" draw:start-shape="id42" draw:start-glue-point="2" draw:end-shape="id41" draw:end-glue-point="0" svg:d="M61896 67929v381h-63v381" svg:viewBox="0 0 64 763">
          <text:p/>
        </draw:connector>
        <draw:connector draw:style-name="gr11" draw:text-style-name="P1" draw:layer="layout" svg:x1="61.579cm" svg:y1="64.627cm" svg:x2="61.896cm" svg:y2="65.389cm" draw:start-shape="id43" draw:start-glue-point="2" draw:end-shape="id42" draw:end-glue-point="0" svg:d="M61579 64627v381h317v381" svg:viewBox="0 0 318 763">
          <text:p/>
        </draw:connector>
        <draw:connector draw:style-name="gr11" draw:text-style-name="P1" draw:layer="layout" svg:x1="61.896cm" svg:y1="62.214cm" svg:x2="61.579cm" svg:y2="63.103cm" draw:start-shape="id44" draw:start-glue-point="2" draw:end-shape="id43" draw:end-glue-point="0" svg:d="M61896 62214v444h-317v445" svg:viewBox="0 0 318 890">
          <text:p/>
        </draw:connector>
        <draw:connector draw:style-name="gr11" draw:text-style-name="P1" draw:layer="layout" svg:x1="61.325cm" svg:y1="60.436cm" svg:x2="61.896cm" svg:y2="61.071cm" draw:start-shape="id45" draw:start-glue-point="2" draw:end-shape="id44" draw:end-glue-point="0" svg:d="M61325 60436v317h571v318" svg:viewBox="0 0 572 636">
          <text:p/>
        </draw:connector>
        <draw:connector draw:style-name="gr11" draw:text-style-name="P1" draw:layer="layout" svg:x1="61.515cm" svg:y1="58.15cm" svg:x2="61.325cm" svg:y2="58.912cm" draw:start-shape="id46" draw:start-glue-point="2" draw:end-shape="id45" draw:end-glue-point="0" svg:d="M61515 58150v381h-190v381" svg:viewBox="0 0 191 763">
          <text:p/>
        </draw:connector>
        <draw:connector draw:style-name="gr11" draw:text-style-name="P1" draw:layer="layout" svg:x1="64.246cm" svg:y1="55.991cm" svg:x2="61.515cm" svg:y2="57.007cm" draw:start-shape="id47" draw:start-glue-point="2" draw:end-shape="id46" svg:d="M64246 55991v508h-2731v508" svg:viewBox="0 0 2732 1017">
          <text:p/>
        </draw:connector>
        <draw:custom-shape draw:style-name="gr37" draw:text-style-name="P8" xml:id="id48" draw:id="id48" draw:layer="layout" svg:width="2.921cm" svg:height="0.508cm" svg:x="45.45cm" svg:y="82.661cm">
          <text:p text:style-name="P1"><text:span text:style-name="T3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5.45cm" svg:y1="82.915cm" svg:x2="46.402cm" svg:y2="84.947cm" draw:start-shape="id48" draw:start-glue-point="3" draw:end-shape="id49" draw:end-glue-point="0" svg:d="M45450 82915h-502v1143h1454v889" svg:viewBox="0 0 1455 2033">
          <text:p/>
        </draw:connector>
        <draw:custom-shape draw:style-name="gr37" draw:text-style-name="P8" xml:id="id50" draw:id="id50" draw:layer="layout" svg:width="2.921cm" svg:height="0.508cm" svg:x="44.053cm" svg:y="89.392cm">
          <text:p text:style-name="P1"><text:span text:style-name="T3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4.053cm" svg:y1="89.646cm" svg:x2="44.307cm" svg:y2="91.995cm" draw:start-shape="id50" draw:start-glue-point="3" draw:end-shape="id31" draw:end-glue-point="3" svg:d="M44053 89646h-502v2349h756" svg:viewBox="0 0 757 2350">
          <text:p/>
        </draw:connector>
        <draw:custom-shape draw:style-name="gr37" draw:text-style-name="P8" xml:id="id51" draw:id="id51" draw:layer="layout" svg:width="2.921cm" svg:height="0.508cm" svg:x="43.164cm" svg:y="95.869cm">
          <text:p text:style-name="P1"><text:span text:style-name="T3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3.164cm" svg:y1="96.123cm" svg:x2="41.894cm" svg:y2="98.917cm" draw:start-shape="id51" draw:start-glue-point="3" draw:end-shape="id32" draw:end-glue-point="3" svg:d="M43164 96123h-1772v2794h502" svg:viewBox="0 0 1773 2795">
          <text:p/>
        </draw:connector>
        <draw:custom-shape draw:style-name="gr32" draw:text-style-name="P7" xml:id="id52" draw:id="id52" draw:layer="layout" svg:width="2.032cm" svg:height="0.508cm" svg:x="141.208cm" svg:y="14.208cm">
          <text:p text:style-name="P1"><text:span text:style-name="T3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54" draw:id="id54" draw:layer="layout" svg:width="8.128cm" svg:height="1.143cm" svg:x="140.7cm" svg:y="16.367cm">
          <text:p text:style-name="P1"><text:span text:style-name="T1">Ты представляла опасность для себя и окружающих. </text:span></text:p>
          <text:p text:style-name="P1"><text:span text:style-name="T1">Нам пришлось обездвижить тебя.</text:span></text:p>
          <text:p text:style-name="P1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3" draw:id="id53" draw:layer="layout" svg:width="4.953cm" svg:height="0.508cm" svg:x="140.7cm" svg:y="15.859cm">
          <text:p text:style-name="P1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224cm" svg:y1="14.716cm" svg:x2="143.176cm" svg:y2="15.859cm" draw:start-shape="id52" draw:start-glue-point="2" draw:end-shape="id53" draw:end-glue-point="0" svg:d="M142224 14716v572h952v571" svg:viewBox="0 0 953 1144">
          <text:p/>
        </draw:connector>
        <draw:custom-shape draw:style-name="gr46" draw:text-style-name="P3" draw:layer="layout" svg:width="3.302cm" svg:height="1.016cm" svg:x="139.049cm" svg:y="19.288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5" draw:id="id55" draw:layer="layout" svg:width="1.397cm" svg:height="0.508cm" svg:x="139.049cm" svg:y="18.7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56" draw:id="id56" draw:layer="layout" svg:width="2.032cm" svg:height="0.508cm" svg:x="139.049cm" svg:y="20.304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0.7cm" svg:y1="16.938cm" svg:x2="139.747cm" svg:y2="18.78cm" draw:start-shape="id54" draw:start-glue-point="3" draw:end-shape="id55" draw:end-glue-point="0" svg:d="M140700 16938h-953v1842" svg:viewBox="0 0 954 1843">
          <text:p/>
        </draw:connector>
        <draw:connector draw:style-name="gr11" draw:text-style-name="P1" draw:layer="layout" svg:x1="139.049cm" svg:y1="20.558cm" svg:x2="137.906cm" svg:y2="16.748cm" draw:start-shape="id56" draw:start-glue-point="3" draw:end-shape="id5" draw:end-glue-point="1" svg:d="M139049 20558h-571v-3810h-572" svg:viewBox="0 0 1144 3811">
          <text:p/>
        </draw:connector>
        <draw:custom-shape draw:style-name="gr47" draw:text-style-name="P3" draw:layer="layout" svg:width="6.35cm" svg:height="1.016cm" svg:x="143.621cm" svg:y="19.161cm">
          <text:p text:style-name="P1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7" draw:id="id57" draw:layer="layout" svg:width="1.397cm" svg:height="0.508cm" svg:x="143.62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59" draw:id="id59" draw:layer="layout" svg:width="2.032cm" svg:height="0.508cm" svg:x="143.621cm" svg:y="20.177cm">
          <text:p text:style-name="P1"><text:span text:style-name="T3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6.35cm" svg:height="1.016cm" svg:x="151.241cm" svg:y="19.161cm">
          <text:p text:style-name="P1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8" draw:id="id58" draw:layer="layout" svg:width="1.397cm" svg:height="0.508cm" svg:x="151.24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51.241cm" svg:y="20.177cm">
          <text:p text:style-name="P1"><text:span text:style-name="T3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4.764cm" svg:y1="17.51cm" svg:x2="144.319cm" svg:y2="18.653cm" draw:start-shape="id54" draw:start-glue-point="2" draw:end-shape="id57" draw:end-glue-point="0" svg:d="M144764 17510v571h-445v572" svg:viewBox="0 0 446 1144">
          <text:p/>
        </draw:connector>
        <draw:connector draw:style-name="gr11" draw:text-style-name="P1" draw:layer="layout" svg:x1="148.828cm" svg:y1="16.938cm" svg:x2="151.939cm" svg:y2="18.653cm" draw:start-shape="id54" draw:start-glue-point="1" draw:end-shape="id58" draw:end-glue-point="0" svg:d="M148828 16938h3111v1715" svg:viewBox="0 0 3112 1716">
          <text:p/>
        </draw:connector>
        <draw:custom-shape draw:style-name="gr48" draw:text-style-name="P3" xml:id="id62" draw:id="id62" draw:layer="layout" svg:width="7.62cm" svg:height="0.889cm" svg:x="142.097cm" svg:y="22.59cm">
          <text:p text:style-name="P1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60" draw:id="id60" draw:layer="layout" svg:width="4.953cm" svg:height="0.508cm" svg:x="142.097cm" svg:y="22.08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4.637cm" svg:y1="20.685cm" svg:x2="144.573cm" svg:y2="22.082cm" draw:start-shape="id59" draw:start-glue-point="2" draw:end-shape="id60" draw:end-glue-point="0" svg:d="M144637 20685v699h-64v698" svg:viewBox="0 0 65 1398">
          <text:p/>
        </draw:connector>
        <draw:custom-shape draw:style-name="gr46" draw:text-style-name="P3" draw:layer="layout" svg:width="3.302cm" svg:height="1.016cm" svg:x="137.398cm" svg:y="24.495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3" draw:id="id63" draw:layer="layout" svg:width="1.397cm" svg:height="0.508cm" svg:x="137.398cm" svg:y="23.987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1" draw:id="id61" draw:layer="layout" svg:width="2.032cm" svg:height="0.508cm" svg:x="137.398cm" svg:y="25.511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398cm" svg:y1="25.765cm" svg:x2="132.953cm" svg:y2="17.256cm" draw:start-shape="id61" draw:start-glue-point="3" draw:end-shape="id5" draw:end-glue-point="2" svg:d="M137398 25765h-4445v-8509" svg:viewBox="0 0 4446 8510">
          <text:p/>
        </draw:connector>
        <draw:custom-shape draw:style-name="gr49" draw:text-style-name="P3" draw:layer="layout" svg:width="6.223cm" svg:height="1.016cm" svg:x="143.24cm" svg:y="25.511cm">
          <text:p text:style-name="P1"><text:span text:style-name="T1">[Раздраженно] Как я могу успокоится? </text:span></text:p>
          <text:p text:style-name="P1"><text:span text:style-name="T1">Кто Вы такие?</text:span></text:p>
          <text:p text:style-name="P1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4" draw:id="id64" draw:layer="layout" svg:width="1.397cm" svg:height="0.508cm" svg:x="143.24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5" draw:id="id65" draw:layer="layout" svg:width="2.032cm" svg:height="0.508cm" svg:x="143.24cm" svg:y="26.527cm">
          <text:p text:style-name="P1"><text:span text:style-name="T3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2.097cm" svg:y1="23.034cm" svg:x2="138.096cm" svg:y2="23.987cm" draw:start-shape="id62" draw:start-glue-point="3" draw:end-shape="id63" draw:end-glue-point="0" svg:d="M142097 23034h-4001v953" svg:viewBox="0 0 4002 954">
          <text:p/>
        </draw:connector>
        <draw:connector draw:style-name="gr11" draw:text-style-name="P1" draw:layer="layout" svg:x1="145.907cm" svg:y1="23.479cm" svg:x2="143.938cm" svg:y2="25.003cm" draw:start-shape="id62" draw:start-glue-point="2" draw:end-shape="id64" draw:end-glue-point="0" svg:d="M145907 23479v762h-1969v762" svg:viewBox="0 0 1970 1525">
          <text:p/>
        </draw:connector>
        <draw:connector draw:style-name="gr11" draw:text-style-name="P1" draw:layer="layout" svg:x1="143.24cm" svg:y1="26.781cm" svg:x2="132.953cm" svg:y2="17.256cm" draw:start-shape="id65" draw:start-glue-point="3" draw:end-shape="id5" draw:end-glue-point="2" svg:d="M143240 26781h-10287v-9525" svg:viewBox="0 0 10288 9526">
          <text:p/>
        </draw:connector>
        <draw:custom-shape draw:style-name="gr50" draw:text-style-name="P3" draw:layer="layout" svg:width="4.826cm" svg:height="1.016cm" svg:x="161.02cm" svg:y="22.463cm">
          <text:p text:style-name="P1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61.02cm" svg:y="21.955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61.02cm" svg:y="23.479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4.826cm" svg:height="1.016cm" svg:x="150.352cm" svg:y="25.511cm">
          <text:p text:style-name="P1"><text:span text:style-name="T1">[Кричать] Отвяжите, немедленно,</text:span></text:p>
          <text:p text:style-name="P1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50.352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50.352cm" svg:y="26.527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1" draw:layer="layout" svg:width="10.831cm" svg:height="0.962cm" svg:x="44.815cm" svg:y="65.897cm">
          <draw:text-box>
            <text:p>Добавить диалог выбора действий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6T20:56:36.831197071</dc:date>
    <meta:editing-duration>PT17H46M43S</meta:editing-duration>
    <meta:editing-cycles>142</meta:editing-cycles>
    <meta:generator>LibreOffice/6.0.7.3$Linux_X86_64 LibreOffice_project/00m0$Build-3</meta:generator>
    <meta:document-statistic meta:object-count="175"/>
  </office:meta>
</office:document-meta>
</file>